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/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  <text:p text:style-name="Standard">schwarz</text:p>
      <text:p text:style-name="Standard">5 2 6 3 5 2 3 4 3 6 6 4 5 2 6 2 5 4</text:p>
      <text:p text:style-name="Standard">gelb</text:p>
      <text:p text:style-name="Standard">2 5 5 4 3 3 1 4 5 6 5 6 4 1 5 4 2 1 5</text:p>
      <text:p text:style-name="Standard">grün</text:p>
      <text:p text:style-name="Standard">3 6 4 4 5 1 2 1 1 2 4 6 1</text:p>
      <text:p text:style-name="Standard">rot</text:p>
      <text:p text:style-name="Standard">6 3 2 5 6 6 3 3 1 1 3 6 4 6 6 5 6 4 5 6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30T00:14:54</meta:creation-date>
    <meta:print-date>2018-12-30T12:46:28</meta:print-date>
    <meta:document-statistic meta:table-count="0" meta:image-count="0" meta:object-count="0" meta:page-count="1" meta:paragraph-count="48" meta:word-count="450" meta:character-count="936"/>
    <dc:date>2019-01-01T23:52:13</dc:date>
    <meta:editing-duration>P2DT23H21M35S</meta:editing-duration>
    <meta:editing-cycles>1</meta:editing-cycles>
    <meta:generator>OpenOffice/4.1.3$Unix OpenOffice.org_project/413m1$Build-9783</meta:generator>
  </office:meta>
</office:document-meta>
</file>